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8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490" calcext:value-type="float">
            <text:p>49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2])" office:value-type="float" office:value="490" calcext:value-type="float">
            <text:p>490,00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1.073457023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1.0761880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6-27T10:20:51.411118316</dc:date>
    <dc:language>pt-PT</dc:language>
    <meta:editing-cycles>683</meta:editing-cycles>
    <meta:editing-duration>P2DT13M56S</meta:editing-duration>
    <meta:print-date>2023-12-28T12:23:41.575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